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x-locale-body, sans-serif"/>
    <style:font-face style:name="Avenir Next" svg:font-family="'Avenir Next'"/>
    <style:font-face style:name="Consolas" svg:font-family="Consolas, Monaco, 'Andale Mono', 'Ubuntu Mono', monospace"/>
    <style:font-face style:name="Courier New" svg:font-family="'Courier New'"/>
    <style:font-face style:name="Lohit Devanagari1" svg:font-family="'Lohit Devanagari'"/>
    <style:font-face style:name="Monospace" svg:font-family="Monospace"/>
    <style:font-face style:name="consolas" svg:font-family="consolas, monaco, 'Andale Mono', monospace"/>
    <style:font-face style:name="monospace" svg:font-family="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text-properties officeooo:rsid="000b2d3d" officeooo:paragraph-rsid="000b2d3d" fo:background-color="transparent"/>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officeooo:rsid="0010615a" officeooo:paragraph-rsid="003e9d1c"/>
    </style:style>
    <style:style style:name="P3"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officeooo:rsid="0010615a" officeooo:paragraph-rsid="0010615a"/>
    </style:style>
    <style:style style:name="P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fo:background-color="transparent" style:font-name-asian="DejaVu Sans Mono" style:font-size-asian="10pt" style:font-name-complex="Liberation Mono" style:font-size-complex="10pt" loext:padding="0in" loext:border="none"/>
    </style:style>
    <style:style style:name="P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0b2d3d" fo:background-color="transparent" style:font-name-asian="DejaVu Sans Mono" style:font-size-asian="10pt" style:font-name-complex="Liberation Mono" style:font-size-complex="10pt" loext:padding="0in" loext:border="none"/>
    </style:style>
    <style:style style:name="P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09f68e" fo:background-color="transparent" style:font-name-asian="DejaVu Sans Mono" style:font-size-asian="10pt" style:font-name-complex="Liberation Mono" style:font-size-complex="10pt" loext:padding="0in" loext:border="none"/>
    </style:style>
    <style:style style:name="P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0615a" fo:background-color="transparent" style:font-name-asian="DejaVu Sans Mono" style:font-size-asian="10pt" style:font-name-complex="Liberation Mono" style:font-size-complex="10pt" loext:padding="0in" loext:border="none"/>
    </style:style>
    <style:style style:name="P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4076fd" fo:background-color="transparent" style:font-name-asian="DejaVu Sans Mono" style:font-size-asian="10pt" style:font-name-complex="Liberation Mono" style:font-size-complex="10pt" loext:padding="0in" loext:border="none"/>
    </style:style>
    <style:style style:name="P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2e9c0e" fo:background-color="transparent" style:font-name-asian="DejaVu Sans Mono" style:font-size-asian="10pt" style:font-name-complex="Liberation Mono" style:font-size-complex="10pt" loext:padding="0in" loext:border="none"/>
    </style:style>
    <style:style style:name="P1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2e9c0e" fo:background-color="transparent" style:font-name-asian="DejaVu Sans Mono" style:font-size-asian="10pt" style:font-weight-asian="bold" style:font-name-complex="Liberation Mono" style:font-size-complex="10pt" loext:padding="0in" loext:border="none"/>
    </style:style>
    <style:style style:name="P1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349a89" fo:background-color="transparent" style:font-name-asian="DejaVu Sans Mono" style:font-size-asian="10pt" style:font-weight-asian="bold" style:font-name-complex="Liberation Mono" style:font-size-complex="10pt" loext:padding="0in" loext:border="none"/>
    </style:style>
    <style:style style:name="P1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38176e" fo:background-color="transparent" style:font-name-asian="DejaVu Sans Mono" style:font-size-asian="10pt" style:font-weight-asian="bold" style:font-name-complex="Liberation Mono" style:font-size-complex="10pt" loext:padding="0in" loext:border="none"/>
    </style:style>
    <style:style style:name="P1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3b7147" fo:background-color="transparent" style:font-name-asian="DejaVu Sans Mono" style:font-size-asian="10pt" style:font-weight-asian="bold" style:font-name-complex="Liberation Mono" style:font-size-complex="10pt" loext:padding="0in" loext:border="none"/>
    </style:style>
    <style:style style:name="P1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3d30b6" fo:background-color="transparent" style:font-name-asian="DejaVu Sans Mono" style:font-size-asian="10pt" style:font-weight-asian="bold" style:font-name-complex="Liberation Mono" style:font-size-complex="10pt" loext:padding="0in" loext:border="none"/>
    </style:style>
    <style:style style:name="P1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4e7a89" fo:background-color="transparent" style:font-name-asian="DejaVu Sans Mono" style:font-size-asian="10pt" style:font-weight-asian="bold" style:font-name-complex="Liberation Mono" style:font-size-complex="10pt" loext:padding="0in" loext:border="none"/>
    </style:style>
    <style:style style:name="P1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593d1d" fo:background-color="transparent" style:font-name-asian="DejaVu Sans Mono" style:font-size-asian="10pt" style:font-weight-asian="bold" style:font-name-complex="Liberation Mono" style:font-size-complex="10pt" loext:padding="0in" loext:border="none"/>
    </style:style>
    <style:style style:name="P1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6057ac" fo:background-color="transparent" style:font-name-asian="DejaVu Sans Mono" style:font-size-asian="10pt" style:font-weight-asian="bold" style:font-name-complex="Liberation Mono" style:font-size-complex="10pt" loext:padding="0in" loext:border="none"/>
    </style:style>
    <style:style style:name="P1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5b3d77" fo:background-color="transparent" style:font-name-asian="DejaVu Sans Mono" style:font-size-asian="10pt" style:font-weight-asian="bold" style:font-name-complex="Liberation Mono" style:font-size-complex="10pt" loext:padding="0in" loext:border="none"/>
    </style:style>
    <style:style style:name="P1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f8232" officeooo:paragraph-rsid="005dd624" fo:background-color="transparent" style:font-name-asian="DejaVu Sans Mono" style:font-size-asian="10pt" style:font-weight-asian="bold" style:font-name-complex="Liberation Mono" style:font-size-complex="10pt" loext:padding="0in" loext:border="none"/>
    </style:style>
    <style:style style:name="P2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4e403d" officeooo:paragraph-rsid="004e403d" fo:background-color="transparent" style:font-name-asian="DejaVu Sans Mono" style:font-size-asian="10pt" style:font-weight-asian="bold" style:font-name-complex="Liberation Mono" style:font-size-complex="10pt" loext:padding="0in" loext:border="none"/>
    </style:style>
    <style:style style:name="P2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628be3" officeooo:paragraph-rsid="00628be3" fo:background-color="transparent" style:font-name-asian="DejaVu Sans Mono" style:font-size-asian="10pt" style:font-weight-asian="bold" style:font-name-complex="Liberation Mono" style:font-size-complex="10pt" loext:padding="0in" loext:border="none"/>
    </style:style>
    <style:style style:name="P2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62fb6b" officeooo:paragraph-rsid="0062fb6b" fo:background-color="transparent" style:font-name-asian="DejaVu Sans Mono" style:font-size-asian="10pt" style:font-weight-asian="bold" style:font-name-complex="Liberation Mono" style:font-size-complex="10pt" loext:padding="0in" loext:border="none"/>
    </style:style>
    <style:style style:name="P2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paragraph-rsid="005dd624"/>
    </style:style>
    <style:style style:name="P2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letter-spacing="normal" fo:font-style="normal" officeooo:paragraph-rsid="005b3d77"/>
    </style:style>
    <style:style style:name="P25" style:family="paragraph" style:parent-style-name="Standard">
      <style:paragraph-properties fo:margin-left="0in" fo:margin-right="0in" fo:margin-top="0in" fo:margin-bottom="0in" loext:contextual-spacing="false" fo:orphans="2" fo:widows="2" fo:text-indent="0in" style:auto-text-indent="false"/>
      <style:text-properties officeooo:rsid="002e9c0e" officeooo:paragraph-rsid="002e9c0e"/>
    </style:style>
    <style:style style:name="P26" style:family="paragraph" style:parent-style-name="Standard">
      <style:paragraph-properties fo:margin-left="0in" fo:margin-right="0in" fo:margin-top="0in" fo:margin-bottom="0in" loext:contextual-spacing="false" fo:orphans="2" fo:widows="2" fo:text-indent="0in" style:auto-text-indent="false" fo:break-before="page"/>
      <style:text-properties fo:font-variant="normal" fo:text-transform="none" fo:color="#000000" style:font-name="Courier New" fo:letter-spacing="normal" fo:font-style="normal" officeooo:paragraph-rsid="005b3d77"/>
    </style:style>
    <style:style style:name="P27"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2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New" fo:font-size="9pt" fo:letter-spacing="normal" fo:font-style="normal" fo:font-weight="normal" officeooo:rsid="001f8232" fo:background-color="transparent" style:font-name-asian="DejaVu Sans Mono" style:font-size-asian="10pt" style:font-name-complex="Liberation Mono" style:font-size-complex="10pt" loext:padding="0in" loext:border="none"/>
    </style:style>
    <style:style style:name="P2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New" fo:font-size="9pt" fo:letter-spacing="normal" fo:font-style="normal" fo:font-weight="normal" officeooo:rsid="001f8232" fo:background-color="transparent" style:font-name-asian="DejaVu Sans Mono" style:font-size-asian="10pt" style:font-weight-asian="bold" style:font-name-complex="Liberation Mono" style:font-size-complex="10pt" loext:padding="0in" loext:border="none"/>
    </style:style>
    <style:style style:name="P30"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125652"/>
    </style:style>
    <style:style style:name="P31"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212316"/>
    </style:style>
    <style:style style:name="P3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25652" fo:background-color="transparent" style:font-name-asian="DejaVu Sans Mono" style:font-size-asian="10pt" style:font-name-complex="Liberation Mono" style:font-size-complex="10pt" loext:padding="0in" loext:border="none"/>
    </style:style>
    <style:style style:name="P33"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22ff3" fo:background-color="transparent" style:font-name-asian="DejaVu Sans Mono" style:font-size-asian="10pt" style:font-name-complex="Liberation Mono" style:font-size-complex="10pt" loext:padding="0in" loext:border="none"/>
    </style:style>
    <style:style style:name="P34"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0ce367" fo:background-color="transparent" style:font-name-asian="DejaVu Sans Mono" style:font-size-asian="10pt" style:font-name-complex="Liberation Mono" style:font-size-complex="10pt" loext:padding="0in" loext:border="none"/>
    </style:style>
    <style:style style:name="P35"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a13b3" fo:background-color="transparent" style:font-name-asian="DejaVu Sans Mono" style:font-size-asian="10pt" style:font-name-complex="Liberation Mono" style:font-size-complex="10pt" loext:padding="0in" loext:border="none"/>
    </style:style>
    <style:style style:name="P3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f2e23" fo:background-color="transparent" style:font-name-asian="DejaVu Sans Mono" style:font-size-asian="10pt" style:font-name-complex="Liberation Mono" style:font-size-complex="10pt" loext:padding="0in" loext:border="none"/>
    </style:style>
    <style:style style:name="P37"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1f8232" fo:background-color="transparent" style:font-name-asian="DejaVu Sans Mono" style:font-size-asian="10pt" style:font-name-complex="Liberation Mono" style:font-size-complex="10pt" loext:padding="0in" loext:border="none"/>
    </style:style>
    <style:style style:name="P38"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rsid="00191f8f" officeooo:paragraph-rsid="00231eec" fo:background-color="transparent" style:font-name-asian="DejaVu Sans Mono" style:font-size-asian="10pt" style:font-name-complex="Liberation Mono" style:font-size-complex="10pt" loext:padding="0in" loext:border="none"/>
    </style:style>
    <style:style style:name="P3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style:font-name="Courier New" fo:font-size="9pt" fo:letter-spacing="normal" fo:font-style="normal" fo:font-weight="normal" officeooo:paragraph-rsid="00212316"/>
    </style:style>
    <style:style style:name="P40"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0ce367" fo:background-color="transparent"/>
    </style:style>
    <style:style style:name="P41" style:family="paragraph" style:parent-style-name="Preformatted_20_Text">
      <style:paragraph-properties fo:margin-left="0in" fo:margin-right="0in" fo:margin-top="0in" fo:margin-bottom="0in" loext:contextual-spacing="false" fo:orphans="2" fo:widows="2" fo:text-indent="0in" style:auto-text-indent="false"/>
      <style:text-properties officeooo:rsid="001521a0" officeooo:paragraph-rsid="001521a0"/>
    </style:style>
    <style:style style:name="P42" style:family="paragraph" style:parent-style-name="Preformatted_20_Text">
      <style:paragraph-properties fo:margin-left="0in" fo:margin-right="0in" fo:margin-top="0in" fo:margin-bottom="0in" loext:contextual-spacing="false" fo:orphans="2" fo:widows="2" fo:text-indent="0in" style:auto-text-indent="false"/>
      <style:text-properties officeooo:rsid="00191f8f" officeooo:paragraph-rsid="00212316"/>
    </style:style>
    <style:style style:name="P43" style:family="paragraph" style:parent-style-name="Preformatted_20_Text">
      <style:paragraph-properties fo:margin-left="0in" fo:margin-right="0in" fo:margin-top="0in" fo:margin-bottom="0in" loext:contextual-spacing="false" fo:orphans="2" fo:widows="2" fo:text-indent="0in" style:auto-text-indent="false"/>
      <style:text-properties officeooo:rsid="001a13b3" officeooo:paragraph-rsid="001a13b3"/>
    </style:style>
    <style:style style:name="P44" style:family="paragraph" style:parent-style-name="Preformatted_20_Text">
      <style:paragraph-properties fo:margin-left="0in" fo:margin-right="0in" fo:margin-top="0in" fo:margin-bottom="0in" loext:contextual-spacing="false" fo:orphans="2" fo:widows="2" fo:text-indent="0in" style:auto-text-indent="false"/>
      <style:text-properties officeooo:rsid="00231eec" officeooo:paragraph-rsid="00231eec"/>
    </style:style>
    <style:style style:name="P45" style:family="paragraph" style:parent-style-name="Preformatted_20_Text">
      <style:paragraph-properties fo:margin-left="0in" fo:margin-right="0in" fo:margin-top="0in" fo:margin-bottom="0in" loext:contextual-spacing="false" fo:orphans="2" fo:widows="2" fo:text-indent="0in" style:auto-text-indent="false"/>
      <style:text-properties officeooo:rsid="002e9c0e" officeooo:paragraph-rsid="002e9c0e"/>
    </style:style>
    <style:style style:name="T1" style:family="text">
      <style:text-properties fo:font-variant="normal" fo:text-transform="none" fo:color="#000000" style:font-name="Avenir Next" fo:font-size="14.25pt" fo:letter-spacing="normal" fo:font-style="normal" fo:font-weight="normal"/>
    </style:style>
    <style:style style:name="T2" style:family="text">
      <style:text-properties fo:font-variant="normal" fo:text-transform="none" fo:color="#000000" style:font-name="Avenir Next" fo:font-size="14.25pt" fo:letter-spacing="normal" fo:font-style="normal" fo:font-weight="normal" fo:background-color="#ffffff" loext:char-shading-value="0" loext:padding="0in" loext:border="none"/>
    </style:style>
    <style:style style:name="T3" style:family="text">
      <style:text-properties fo:font-variant="normal" fo:text-transform="none" fo:color="#000000" style:font-name="Avenir Next" fo:font-size="14.25pt" fo:letter-spacing="normal" fo:font-style="normal" fo:font-weight="normal" officeooo:rsid="00122ff3" loext:padding="0in" loext:border="none"/>
    </style:style>
    <style:style style:name="T4" style:family="text">
      <style:text-properties fo:font-variant="normal" fo:text-transform="none" fo:color="#000000" style:font-name="Avenir Next" fo:font-size="14.25pt" fo:letter-spacing="normal" fo:font-style="normal" fo:font-weight="normal" officeooo:rsid="001f8232" fo:background-color="transparent" loext:char-shading-value="0" loext:padding="0in" loext:border="none"/>
    </style:style>
    <style:style style:name="T5" style:family="text">
      <style:text-properties fo:font-variant="normal" fo:text-transform="none" fo:color="#000000" style:font-name="Courier New" fo:font-size="9pt" fo:letter-spacing="normal" fo:font-style="normal" fo:font-weight="normal" officeooo:rsid="00122ff3" fo:background-color="transparent" loext:char-shading-value="0" loext:padding="0in" loext:border="none"/>
    </style:style>
    <style:style style:name="T6" style:family="text">
      <style:text-properties fo:font-variant="normal" fo:text-transform="none" fo:color="#000000" style:font-name="Courier New" fo:font-size="9pt" fo:letter-spacing="normal" fo:font-style="normal" fo:font-weight="normal" fo:background-color="transparent" loext:char-shading-value="0" loext:padding="0in" loext:border="none"/>
    </style:style>
    <style:style style:name="T7" style:family="text">
      <style:text-properties fo:font-variant="normal" fo:text-transform="none" fo:color="#000000" style:font-name="Courier New" fo:font-size="9pt" fo:letter-spacing="normal" fo:font-style="normal" fo:font-weight="normal" officeooo:rsid="0017c45f" fo:background-color="transparent" loext:char-shading-value="0" loext:padding="0in" loext:border="none"/>
    </style:style>
    <style:style style:name="T8" style:family="text">
      <style:text-properties fo:font-variant="normal" fo:text-transform="none" fo:color="#000000" style:font-name="Courier New" fo:font-size="9pt" fo:letter-spacing="normal" fo:font-style="normal" fo:font-weight="normal" officeooo:rsid="001af4cf" fo:background-color="transparent" loext:char-shading-value="0" loext:padding="0in" loext:border="none"/>
    </style:style>
    <style:style style:name="T9" style:family="text">
      <style:text-properties fo:font-variant="normal" fo:text-transform="none" fo:color="#000000" style:font-name="Courier New" fo:font-size="9pt" fo:letter-spacing="normal" fo:font-style="normal" fo:font-weight="normal" officeooo:rsid="001f8232" fo:background-color="transparent" loext:char-shading-value="0" loext:padding="0in" loext:border="none"/>
    </style:style>
    <style:style style:name="T10" style:family="text">
      <style:text-properties fo:font-variant="normal" fo:text-transform="none" fo:color="#000000" style:font-name="Courier New" fo:font-size="9pt" fo:letter-spacing="normal" fo:font-style="normal" fo:font-weight="normal" officeooo:rsid="00191f8f" fo:background-color="transparent" loext:char-shading-value="0" style:font-name-asian="DejaVu Sans Mono" style:font-size-asian="10pt" style:font-name-complex="Liberation Mono" style:font-size-complex="10pt" loext:padding="0in" loext:border="none"/>
    </style:style>
    <style:style style:name="T11" style:family="text">
      <style:text-properties fo:font-variant="normal" fo:text-transform="none" fo:color="#000000" style:font-name="Courier New" fo:font-size="9pt" fo:letter-spacing="normal" fo:font-style="normal" fo:font-weight="normal" officeooo:rsid="001f8232" fo:background-color="transparent" loext:char-shading-value="0" style:font-name-asian="DejaVu Sans Mono" style:font-size-asian="10pt" style:font-name-complex="Liberation Mono" style:font-size-complex="10pt" loext:padding="0in" loext:border="none"/>
    </style:style>
    <style:style style:name="T12" style:family="text">
      <style:text-properties fo:font-variant="normal" fo:text-transform="none" fo:color="#000000" style:font-name="Courier New" fo:font-size="9pt" fo:letter-spacing="normal" fo:font-style="normal" fo:font-weight="normal" officeooo:rsid="001f8232" fo:background-color="transparent" loext:char-shading-value="0" style:font-name-asian="DejaVu Sans Mono" style:font-size-asian="10pt" style:font-weight-asian="bold" style:font-name-complex="Liberation Mono" style:font-size-complex="10pt" loext:padding="0in" loext:border="none"/>
    </style:style>
    <style:style style:name="T13" style:family="text">
      <style:text-properties fo:font-variant="normal" fo:text-transform="none" fo:color="#000000" style:font-name="Courier New" fo:font-size="9pt" fo:letter-spacing="normal" fo:font-style="normal" fo:font-weight="normal" officeooo:rsid="002d8168" fo:background-color="transparent" loext:char-shading-value="0" loext:padding="0in" loext:border="none"/>
    </style:style>
    <style:style style:name="T14" style:family="text">
      <style:text-properties fo:font-variant="normal" fo:text-transform="none" fo:color="#000000" style:text-line-through-style="none" style:text-line-through-type="none" style:font-name="Courier New" fo:font-size="9pt" fo:letter-spacing="normal" fo:font-style="normal" style:text-underline-style="none" fo:font-weight="normal" officeooo:rsid="00191f8f" style:text-blinking="false" fo:background-color="transparent" loext:char-shading-value="0" style:font-name-asian="DejaVu Sans Mono" style:font-size-asian="10pt" style:font-name-complex="Liberation Mono" style:font-size-complex="10pt" loext:padding="0in" loext:border="none"/>
    </style:style>
    <style:style style:name="T15" style:family="text">
      <style:text-properties fo:font-variant="normal" fo:text-transform="none" fo:color="#000000" style:text-line-through-style="none" style:text-line-through-type="none" style:font-name="Courier New" fo:font-size="9pt" fo:letter-spacing="normal" fo:font-style="normal" style:text-underline-style="none" fo:font-weight="normal" officeooo:rsid="001f8232" style:text-blinking="false" fo:background-color="transparent" loext:char-shading-value="0" style:font-name-asian="DejaVu Sans Mono" style:font-size-asian="10pt" style:font-name-complex="Liberation Mono" style:font-size-complex="10pt" loext:padding="0in" loext:border="none"/>
    </style:style>
    <style:style style:name="T16" style:family="text">
      <style:text-properties fo:font-variant="normal" fo:text-transform="none" fo:color="#000000" style:text-line-through-style="none" style:text-line-through-type="none" style:font-name="Courier New" fo:font-size="9pt" fo:letter-spacing="normal" fo:font-style="normal" style:text-underline-style="none" fo:font-weight="normal" officeooo:rsid="001f8232" style:text-blinking="false" fo:background-color="transparent" loext:char-shading-value="0" style:font-name-asian="DejaVu Sans Mono" style:font-size-asian="10pt" style:font-weight-asian="bold" style:font-name-complex="Liberation Mono" style:font-size-complex="10pt" loext:padding="0in" loext:border="none"/>
    </style:style>
    <style:style style:name="T17" style:family="text">
      <style:text-properties fo:font-variant="normal" fo:text-transform="none" style:font-name="Courier New" fo:font-size="9pt" fo:letter-spacing="normal" fo:font-style="normal" fo:font-weight="normal" officeooo:rsid="0017c45f" fo:background-color="transparent" loext:char-shading-value="0" loext:padding="0in" loext:border="none"/>
    </style:style>
    <style:style style:name="T18" style:family="text">
      <style:text-properties fo:font-size="9pt" fo:font-weight="normal" officeooo:rsid="005b3d77" fo:background-color="transparent" loext:char-shading-value="0" style:font-name-asian="DejaVu Sans Mono" style:font-size-asian="10pt" style:font-weight-asian="bold" style:font-name-complex="Liberation Mono" style:font-size-complex="10pt" loext:padding="0in" loext:border="none"/>
    </style:style>
    <style:style style:name="T19" style:family="text">
      <style:text-properties fo:font-size="9pt" fo:font-weight="normal" officeooo:rsid="005c99b2" fo:background-color="transparent" loext:char-shading-value="0" style:font-name-asian="DejaVu Sans Mono" style:font-size-asian="10pt" style:font-weight-asian="bold" style:font-name-complex="Liberation Mono" style:font-size-complex="10pt" loext:padding="0in" loext:border="none"/>
    </style:style>
    <style:style style:name="T20" style:family="text">
      <style:text-properties fo:font-size="9pt" fo:font-weight="normal" officeooo:rsid="001f8232" fo:background-color="transparent" loext:char-shading-value="0" style:font-name-asian="DejaVu Sans Mono" style:font-size-asian="10pt" style:font-weight-asian="bold" style:font-name-complex="Liberation Mono" style:font-size-complex="10pt" loext:padding="0in" loext:border="none"/>
    </style:style>
    <style:style style:name="T21" style:family="text">
      <style:text-properties officeooo:rsid="0017c45f" fo:background-color="transparent" loext:char-shading-value="0" loext:padding="0in" loext:border="none"/>
    </style:style>
    <style:style style:name="T22" style:family="text">
      <style:text-properties officeooo:rsid="005dd624" fo:background-color="transparent" loext:char-shading-value="0" style:font-name-asian="DejaVu Sans Mono" style:font-size-asian="10pt" style:font-weight-asian="bold" style:font-name-complex="Liberation Mono" style:font-size-complex="10pt" loext:padding="0in" loext:border="none"/>
    </style:style>
    <style:style style:name="T23" style:family="text">
      <style:text-properties fo:color="#292929"/>
    </style:style>
    <style:style style:name="T24" style:family="text">
      <style:text-properties fo:color="#292929" style:font-name="Avenir Next" fo:font-size="10.5pt"/>
    </style:style>
    <style:style style:name="T25" style:family="text">
      <style:text-properties fo:color="#292929" fo:font-size="10.5pt"/>
    </style:style>
    <style:style style:name="T26" style:family="text">
      <style:text-properties style:text-line-through-style="none" style:text-line-through-type="none" style:text-underline-style="none" style:text-blinking="false"/>
    </style:style>
    <style:style style:name="T27" style:family="text">
      <style:text-properties officeooo:rsid="002af98c"/>
    </style:style>
    <style:style style:name="T28" style:family="text">
      <style:text-properties officeooo:rsid="002b857f"/>
    </style:style>
    <style:style style:name="T29" style:family="text">
      <style:text-properties style:font-weight-asian="bold"/>
    </style:style>
    <style:style style:name="T30" style:family="text">
      <style:text-properties officeooo:rsid="005046c8"/>
    </style:style>
    <style:style style:name="T31" style:family="text">
      <style:text-properties officeooo:rsid="00593d1d"/>
    </style:style>
    <style:style style:name="T32" style:family="text">
      <style:text-properties officeooo:rsid="005991dd"/>
    </style:style>
    <style:style style:name="T33" style:family="text">
      <style:text-properties officeooo:rsid="005c99b2"/>
    </style:style>
    <style:style style:name="T34" style:family="text">
      <style:text-properties fo:color="#333333" style:font-name="x-locale-heading-primary"/>
    </style:style>
    <style:style style:name="T35" style:family="text">
      <style:text-properties fo:color="#333333" style:font-name="x-locale-heading-primary" officeooo:rsid="005c99b2"/>
    </style:style>
    <style:style style:name="T36" style:family="text">
      <style:text-properties fo:color="#333333" style:font-name="x-locale-heading-primary" fo:font-size="12pt"/>
    </style:style>
    <style:style style:name="T37" style:family="text">
      <style:text-properties fo:color="#333333" style:font-name="x-locale-heading-primary" fo:font-size="12pt" fo:font-weight="normal" officeooo:rsid="005c99b2"/>
    </style:style>
    <style:style style:name="T38" style:family="text">
      <style:text-properties fo:color="#333333" style:font-name="Arial" fo:font-size="12pt" fo:font-weight="normal" officeooo:rsid="005c99b2"/>
    </style:style>
    <style:style style:name="T39" style:family="text">
      <style:text-properties fo:color="#333333" style:font-name="Arial" fo:font-size="12pt" officeooo:rsid="005c99b2"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ore Javascript Interview Questions</text:span></text:p>
      <text:p text:style-name="P7"/>
      <text:p text:style-name="P8">Preface: This guide does not talk about boring theories or lengthy examples, try to understand the core js from the following questions.</text:p>
      <text:p text:style-name="P8"/>
      <text:p text:style-name="P8">Ref:</text:p>
      <text:p text:style-name="P8">https://coderbyte.com/algorithm/10-common-javascript-interview-questions</text:p>
      <text:p text:style-name="P2"><text:span text:style-name="T2"/></text:p>
      <text:p text:style-name="P4">1. How would you check if a number is an integer?</text:p>
      <text:p text:style-name="P6">Answer: </text:p>
      <text:p text:style-name="P1"><text:span text:style-name="T1"/></text:p>
      <text:p text:style-name="P5">A simple way,</text:p>
      <text:p text:style-name="P34">function isInt(num) {return num % 1 === 0;</text:p>
      <text:p text:style-name="P34">}</text:p>
      <text:p text:style-name="P40"><text:span text:style-name="T3"/></text:p>
      <text:p text:style-name="P33">2. What is the output of the following,</text:p>
      <text:p text:style-name="P33"/>
      <text:p text:style-name="P32">(function() {</text:p>
      <text:p text:style-name="P32"><text:tab/>var a = b = 5;</text:p>
      <text:p text:style-name="P32">})();</text:p>
      <text:p text:style-name="P32"/>
      <text:p text:style-name="P30"><text:span text:style-name="T5">console.log(b);</text:span></text:p>
      <text:p text:style-name="P30"><text:span text:style-name="T5"/></text:p>
      <text:p text:style-name="P41"><text:span text:style-name="T5">A</text:span><text:span text:style-name="T6">nswer: 5</text:span></text:p>
      <text:p text:style-name="P41"><text:span text:style-name="T6"/></text:p>
      <text:p text:style-name="P43"><text:span text:style-name="T6">This is called Closure, basically a function is return another function pointer. </text:span><text:span text:style-name="T8">The inner function can access the outer function’s parameter.</text:span></text:p>
      <text:p text:style-name="P35"/>
      <text:p text:style-name="P36"><text:span text:style-name="T27">3</text:span>. What will the following code output?</text:p>
      <text:p text:style-name="P36">0.1 + 0.2 === 0.3</text:p>
      <text:p text:style-name="P36">Answer: computer does not get the right number, the precision is higher and requires a roundup.</text:p>
      <text:p text:style-name="P36"/>
      <text:p text:style-name="P37"><text:span text:style-name="T28">4</text:span>. What is the difference between == and ===?</text:p>
      <text:p text:style-name="P38">Answer:</text:p>
      <text:p text:style-name="P38"/>
      <text:p text:style-name="P44"><text:span text:style-name="T10">The difference is that == performs implicit </text:span><text:a xlink:type="simple" xlink:href="http://www.2ality.com/2013/04/quirk-implicit-conversion.html" text:style-name="Internet_20_link" text:visited-style-name="Visited_20_Internet_20_Link"><text:span text:style-name="T14">type conversion</text:span></text:a><text:span text:style-name="T10"> to check if values are equal to each other. So it will convert the values to true or false boolean values and then compare them. Below are some weird results of this implicit type conversion using the double equal operator:</text:span></text:p>
      <text:p text:style-name="P38"/>
      <text:p text:style-name="P37">"1" == 1 // true</text:p>
      <text:p text:style-name="P37">true == 1 // true</text:p>
      <text:p text:style-name="P37">[] == false // true</text:p>
      <text:p text:style-name="P37">"" == false // true</text:p>
      <text:p text:style-name="P37">undefined == null // true</text:p>
      <text:p text:style-name="P37"/>
      <text:p text:style-name="P37">"1" === 1 // false</text:p>
      <text:p text:style-name="P37">true === 1 // false</text:p>
      <text:p text:style-name="P37">[] === false // false</text:p>
      <text:p text:style-name="P37">"" === false // false</text:p>
      <text:p text:style-name="P37">undefined === null // false</text:p>
      <text:p text:style-name="P37"/>
      <text:p text:style-name="P37">This can really cause some problems when you're writing JavaScript, so the safe thing to do is use the triple equal operator instead, which checks that the two values are of the same type and does not perform type conversion.</text:p>
      <text:p text:style-name="P37"/>
      <text:p text:style-name="P31"><text:span text:style-name="T13">5</text:span><text:span text:style-name="T7">.</text:span><text:span text:style-name="T6">Write a function that would allow you to do this.</text:span></text:p>
      <text:p text:style-name="P39"><text:span text:style-name="T21">multiply(5)(6);</text:span></text:p>
      <text:p text:style-name="P31"><text:span text:style-name="T7"/></text:p>
      <text:p text:style-name="P42"><text:span text:style-name="T7">A</text:span><text:span text:style-name="T6">nswer:</text:span></text:p>
      <text:p text:style-name="P42"><text:span text:style-name="T6"/></text:p>
      <text:p text:style-name="P42"><text:span text:style-name="T6">function multiply(a) {</text:span></text:p>
      <text:p text:style-name="P42"><text:span text:style-name="T6">return function multiply(b) {</text:span></text:p>
      <text:p text:style-name="P42"><text:soft-page-break/><text:span text:style-name="T6"><text:tab/>return a* b;</text:span></text:p>
      <text:p text:style-name="P42"><text:span text:style-name="T6"><text:s/>}</text:span></text:p>
      <text:p text:style-name="P42"><text:span text:style-name="T9">}</text:span></text:p>
      <text:p text:style-name="P42"><text:span text:style-name="T9"/></text:p>
      <text:p text:style-name="P45"><text:span text:style-name="T9">6. How would you add your own method to the Array object so the following code would work?</text:span></text:p>
      <text:p text:style-name="P45"><text:span text:style-name="T9"/></text:p>
      <text:p text:style-name="P45"><text:span text:style-name="T9">var arr = [1, 2, 3, 4, 5];</text:span></text:p>
      <text:p text:style-name="P45"><text:span text:style-name="T9">var avg = arr.average();</text:span></text:p>
      <text:p text:style-name="P45"><text:span text:style-name="T9">console.log(avg);</text:span></text:p>
      <text:p text:style-name="P45"><text:span text:style-name="T9"/></text:p>
      <text:p text:style-name="P45"><text:span text:style-name="T9">A</text:span><text:span text:style-name="T6">nswer:</text:span></text:p>
      <text:p text:style-name="P45"><text:span text:style-name="T11">JavaScript is not class based, but it is a </text:span><text:a xlink:type="simple" xlink:href="https://developer.mozilla.org/en-US/docs/Web/JavaScript/Inheritance_and_the_prototype_chain" text:style-name="Internet_20_link" text:visited-style-name="Visited_20_Internet_20_Link"><text:span text:style-name="T15">prototype-based</text:span></text:a><text:span text:style-name="T11"> language. This means that each object is linked to another object, its prototype, and it inherits its methods. You can follow the prototype chain for each object up until you reach the null object which has no prototype. We need to add a method to the global Array object, and we will do this by modifying the Array prototype.</text:span></text:p>
      <text:p text:style-name="P45"><text:span text:style-name="T6"/></text:p>
      <text:p text:style-name="P9"><text:span text:style-name="T29">var</text:span> arr = [1, 2, 3, 4, 5];</text:p>
      <text:p text:style-name="P28"/>
      <text:p text:style-name="P28"><text:span text:style-name="T29">function</text:span> average() {</text:p>
      <text:p text:style-name="P28"><text:tab/></text:p>
      <text:p text:style-name="P28"><text:tab/><text:span text:style-name="T29">var</text:span> sum = <text:span text:style-name="T29">this</text:span>.reduce(<text:span text:style-name="T29">function</text:span>(prev, cur) { <text:span text:style-name="T29">return</text:span> prev + cur; });</text:p>
      <text:p text:style-name="P28"><text:tab/> <text:s/>// return sum divided by number of elements</text:p>
      <text:p text:style-name="P28"><text:tab/> <text:s/><text:span text:style-name="T29">return</text:span> sum / <text:span text:style-name="T29">this</text:span>.length;</text:p>
      <text:p text:style-name="P28">}</text:p>
      <text:p text:style-name="P28"/>
      <text:p text:style-name="P28">Array.prototype.average = average;</text:p>
      <text:p text:style-name="P28"/>
      <text:p text:style-name="P27"/>
      <text:p text:style-name="P29">var avg = arr.average();</text:p>
      <text:p text:style-name="P10">console.log(avg);</text:p>
      <text:p text:style-name="P10"/>
      <text:p text:style-name="P25"><text:span text:style-name="T12">Now every array that is created will have the average method inherited along with every other Array method. But, you need to be careful with modifying the prototype of an object, because you can </text:span><text:a xlink:type="simple" xlink:href="http://stackoverflow.com/questions/6223449/why-is-it-frowned-upon-to-modify-javascript-objects-prototypes" text:style-name="Internet_20_link" text:visited-style-name="Visited_20_Internet_20_Link"><text:span text:style-name="T16">mistakenly overwrite</text:span></text:a><text:span text:style-name="T12"> a common method.</text:span></text:p>
      <text:p text:style-name="P10"/>
      <text:p text:style-name="P11">Note: This question is for you to understand how to use prototype.</text:p>
      <text:p text:style-name="P11"/>
      <text:p text:style-name="P20"><text:span text:style-name="T30">7. Explain what a callback function is and provide a simple example.</text:span></text:p>
      <text:p text:style-name="P12">A <text:a xlink:type="simple" xlink:href="http://www.impressivewebs.com/callback-functions-javascript/" text:style-name="Internet_20_link" text:visited-style-name="Visited_20_Internet_20_Link"><text:span text:style-name="T26">callback</text:span></text:a> function is a function that is passed to another function as an argument and is executed after some operation has been completed. Below is an example of a simple callback function that logs to the console after some operations have been completed.</text:p>
      <text:p text:style-name="P12"/>
      <text:p text:style-name="P12">function modifyArray(arr, callback) {</text:p>
      <text:p text:style-name="P12"><text:s text:c="2"/>// do something to arr here</text:p>
      <text:p text:style-name="P12"><text:s text:c="2"/>arr.push(100);</text:p>
      <text:p text:style-name="P12"><text:s text:c="2"/>// then execute the callback function that was passed</text:p>
      <text:p text:style-name="P12"><text:s text:c="2"/>callback();</text:p>
      <text:p text:style-name="P12">}</text:p>
      <text:p text:style-name="P12"/>
      <text:p text:style-name="P12">var arr = [1, 2, 3, 4, 5];</text:p>
      <text:p text:style-name="P12"/>
      <text:p text:style-name="P12">modifyArray(arr, function() {</text:p>
      <text:p text:style-name="P12"><text:s text:c="2"/>console.log("array has been modified", arr);</text:p>
      <text:p text:style-name="P12">});</text:p>
      <text:p text:style-name="P12"/>
      <text:p text:style-name="P12"><text:span text:style-name="T30">8</text:span>. When would you use the bind function?</text:p>
      <text:p text:style-name="P12">A good use of the bind function is when you have a particular function that you want to call with a specific this value. You can then use <text:a xlink:type="simple" xlink:href="https://developer.mozilla.org/en-US/docs/Web/JavaScript/Reference/Global_Objects/Function/bind" text:style-name="Internet_20_link" text:visited-style-name="Visited_20_Internet_20_Link"><text:span text:style-name="T26">bind</text:span></text:a> to pass a specific object to a function that uses a this reference.</text:p>
      <text:p text:style-name="P12"/>
      <text:p text:style-name="P12"/>
      <text:p text:style-name="P13">A good use of the bind function is when you have a particular function that you want to call with a specific this value. You can then use <text:a xlink:type="simple" xlink:href="https://developer.mozilla.org/en-US/docs/Web/JavaScript/Reference/Global_Objects/Function/bind" text:style-name="Internet_20_link" text:visited-style-name="Visited_20_Internet_20_Link"><text:span text:style-name="T26">bind</text:span></text:a> to pass a specific object to a function that uses a this reference.</text:p>
      <text:p text:style-name="P13"/>
      <text:p text:style-name="P13"><text:soft-page-break/>function fullName() {</text:p>
      <text:p text:style-name="P13"><text:s text:c="2"/>return "Hello, this is " + this.first + " " + this.last;</text:p>
      <text:p text:style-name="P13">}</text:p>
      <text:p text:style-name="P13"/>
      <text:p text:style-name="P13">console.log(fullName()); // =&gt; Hello this is undefined undefined</text:p>
      <text:p text:style-name="P13"/>
      <text:p text:style-name="P13">// create a person object and pass its values to the fullName function</text:p>
      <text:p text:style-name="P13">var person = {first: "Foo", last: "Bar"};</text:p>
      <text:p text:style-name="P13">console.log(fullName.bind(person)()); // =&gt; Hello this is Foo Bar</text:p>
      <text:p text:style-name="P13"/>
      <text:p text:style-name="P15"/>
      <text:p text:style-name="P15"><text:span text:style-name="T30">9</text:span>. What is prototype type language?</text:p>
      <text:p text:style-name="P15"/>
      <text:p text:style-name="P13">10. What does "use strict" do?</text:p>
      <text:p text:style-name="P13"><text:span text:style-name="T24">The </text:span><text:span text:style-name="T25">"use strict"</text:span><text:span text:style-name="T23"> </text:span><text:span text:style-name="T24">literal is entered at the top of a JavaScript program or at the top of a function and it helps you write safer JavaScript code by throwing an error if a global variable is created by mistake. For example, the following program will throw an error:</text:span></text:p>
      <text:p text:style-name="P13"/>
      <text:p text:style-name="P13">function doSomething(val) {</text:p>
      <text:p text:style-name="P13"><text:s text:c="2"/>"use strict"; </text:p>
      <text:p text:style-name="P13"><text:s text:c="2"/>x = val + 10;</text:p>
      <text:p text:style-name="P13">}</text:p>
      <text:p text:style-name="P13"/>
      <text:p text:style-name="P13">It will throw an error because x was not defined and it is being set to some value in the global scope, which isn't allowed with "use strict" The small change below fixes the error being thrown:</text:p>
      <text:p text:style-name="P13"/>
      <text:p text:style-name="P13">function doSomething(val) {</text:p>
      <text:p text:style-name="P13"><text:s text:c="2"/>"use strict"; </text:p>
      <text:p text:style-name="P13"><text:s text:c="2"/>var x = val + 10;</text:p>
      <text:p text:style-name="P13">}</text:p>
      <text:p text:style-name="P13"/>
      <text:p text:style-name="P13"/>
      <text:p text:style-name="P14">11. How would you create a private variable in JavaScript?</text:p>
      <text:p text:style-name="P14"/>
      <text:p text:style-name="P14">To create a private variable in JavaScript that cannot be changed you need to create it as a local variable within a function. Even if the function is executed the variable cannot be accessed outside of the function. For example:</text:p>
      <text:p text:style-name="P14"/>
      <text:p text:style-name="P14">function func() {</text:p>
      <text:p text:style-name="P14"><text:s text:c="2"/>var priv = "secret code";</text:p>
      <text:p text:style-name="P14">}</text:p>
      <text:p text:style-name="P14"/>
      <text:p text:style-name="P14">console.log(priv); // throws error</text:p>
      <text:p text:style-name="P14"/>
      <text:p text:style-name="P16">Also note that once you run the above func(), the variable is global. The following fixes it.</text:p>
      <text:p text:style-name="P14"/>
      <text:p text:style-name="P14">function func() {</text:p>
      <text:p text:style-name="P14"><text:s text:c="2"/>var priv = "secret code";</text:p>
      <text:p text:style-name="P14"><text:s text:c="2"/>return function() {</text:p>
      <text:p text:style-name="P14"><text:s text:c="4"/>return priv;</text:p>
      <text:p text:style-name="P14"><text:s text:c="2"/>}</text:p>
      <text:p text:style-name="P14">}</text:p>
      <text:p text:style-name="P14"/>
      <text:p text:style-name="P14">var getPriv = func();</text:p>
      <text:p text:style-name="P14">console.log(getPriv()); // =&gt; secret code</text:p>
      <text:p text:style-name="P26"><text:span text:style-name="T18">12. </text:span><text:span text:style-name="T20">What is </text:span><text:bookmark text:name="Inheritance_with_the_prototype_chain"/><text:span text:style-name="T20">Inheritance with the prototype chain?</text:span></text:p>
      <text:p text:style-name="P24"><text:span text:style-name="T37"/></text:p>
      <text:p text:style-name="P24"><text:span text:style-name="T20">JavaScript objects are dynamic "bags" of properties (referred to as </text:span><text:span text:style-name="Strong_20_Emphasis"><text:span text:style-name="T20">own properties</text:span></text:span><text:span text:style-name="T20">). JavaScript objects have a link to a prototype object. When trying to access a property of an object, the property will not only be sought on the object but on the prototype of the object, the prototype of the prototype, and so on until either a property with a matching name is found or the end of the prototype chain is reached.</text:span></text:p>
      <text:p text:style-name="P24"><text:span text:style-name="T37"/></text:p>
      <text:p text:style-name="P17"/>
      <text:p text:style-name="P17">// Let's create an object o from function f with its own properties a and b:</text:p>
      <text:p text:style-name="P17">let f = function () {</text:p>
      <text:p text:style-name="P17"><text:s text:c="3"/>this.a = 1;</text:p>
      <text:p text:style-name="P17"><text:s text:c="3"/>this.b = 2;</text:p>
      <text:p text:style-name="P17">}</text:p>
      <text:p text:style-name="P17">let o = new f(); // {a: 1, b: 2}</text:p>
      <text:p text:style-name="P17">// add properties in f function's prototype</text:p>
      <text:p text:style-name="P17">f.prototype.b = 3;</text:p>
      <text:p text:style-name="P17">f.prototype.c = 4;</text:p>
      <text:p text:style-name="P17"/>
      <text:p text:style-name="P17">// do not set the prototype f.prototype = {b:3,c:4}; this will break the prototype chain</text:p>
      <text:p text:style-name="P17">// o.[[Prototype]] has properties b and c.</text:p>
      <text:p text:style-name="P17">// o.[[Prototype]].[[Prototype]] is Object.prototype.</text:p>
      <text:p text:style-name="P17">// Finally, o.[[Prototype]].[[Prototype]].[[Prototype]] is null.</text:p>
      <text:p text:style-name="P17">// This is the end of the prototype chain, as null,</text:p>
      <text:p text:style-name="P17">// by definition, has no [[Prototype]].</text:p>
      <text:p text:style-name="P17">// Thus, the full prototype chain looks like:</text:p>
      <text:p text:style-name="P17">// {a: 1, b: 2} ---&gt; {b: 3, c: 4} ---&gt; Object.prototype ---&gt; null</text:p>
      <text:p text:style-name="P17"/>
      <text:p text:style-name="P17">console.log(o.a); // 1</text:p>
      <text:p text:style-name="P17">// Is there an 'a' own property on o? Yes, and its value is 1.</text:p>
      <text:p text:style-name="P17"/>
      <text:p text:style-name="P17">console.log(o.b); // 2</text:p>
      <text:p text:style-name="P17">// Is there a 'b' own property on o? Yes, and its value is 2.</text:p>
      <text:p text:style-name="P17">// The prototype also has a 'b' property, but it's not visited. </text:p>
      <text:p text:style-name="P17">// This is called Property Shadowing</text:p>
      <text:p text:style-name="P17"/>
      <text:p text:style-name="P17">console.log(o.c); // 4</text:p>
      <text:p text:style-name="P17">// Is there a 'c' own property on o? No, check its prototype.</text:p>
      <text:p text:style-name="P17">// Is there a 'c' own property on o.[[Prototype]]? Yes, its value is 4.</text:p>
      <text:p text:style-name="P17"/>
      <text:p text:style-name="P17">console.log(o.d); // undefined</text:p>
      <text:p text:style-name="P17">// Is there a 'd' own property on o? No, check its prototype.</text:p>
      <text:p text:style-name="P17">// Is there a 'd' own property on o.[[Prototype]]? No, check its prototype.</text:p>
      <text:p text:style-name="P17">// o.[[Prototype]].[[Prototype]] is Object.prototype and there is no 'd' property by default, check its prototype.</text:p>
      <text:p text:style-name="P17">// o.[[Prototype]].[[Prototype]].[[Prototype]] is null, stop searching,</text:p>
      <text:p text:style-name="P17">// no property found, return undefined.</text:p>
      <text:p text:style-name="P18"/>
      <text:p text:style-name="P21">TODO:</text:p>
      <text:p text:style-name="P21"/>
      <text:p text:style-name="P21"><text:a xlink:type="simple" xlink:href="https://developer.mozilla.org/en-US/docs/Web/JavaScript/Inheritance_and_the_prototype_chain" text:style-name="Internet_20_link" text:visited-style-name="Visited_20_Internet_20_Link">https://developer.mozilla.org/en-US/docs/Web/JavaScript/Inheritance_and_the_prototype_chain</text:a></text:p>
      <text:p text:style-name="P21"/>
      <text:p text:style-name="P18"/>
      <text:p text:style-name="P19">13. What is ECMAScript ?</text:p>
      <text:p text:style-name="P19"/>
      <text:p text:style-name="P22">TODO:</text:p>
      <text:p text:style-name="P22">https://www.fullstack.cafe/blog/top-26-javascript-interview-questions-and-answers-in-2019</text:p>
      <text:p text:style-name="P22">https://www.greycampus.com/blog/programming/top-javascript-interview-questions-and-answers</text:p>
      <text:p text:style-name="P22"><text:a xlink:type="simple" xlink:href="https://www.toptal.com/javascript/interview-questions" text:style-name="Internet_20_link" text:visited-style-name="Visited_20_Internet_20_Link">https://www.toptal.com/javascript/interview-questions</text:a></text:p>
      <text:p text:style-name="P22">https://www.guru99.com/javascript-interview-questions-answers.html</text:p>
      <text:p text:style-name="P22"><text:a xlink:type="simple" xlink:href="https://www.onlineinterviewquestions.com/advanced-javascript-interview-questions/" text:style-name="Internet_20_link" text:visited-style-name="Visited_20_Internet_20_Link">https://www.onlineinterviewquestions.com/advanced-javascript-interview-questions/</text:a></text:p>
      <text:p text:style-name="P22"><text:a xlink:type="simple" xlink:href="https://www.tutorialspoint.com/javascript/javascript_interview_questions.htm" text:style-name="Internet_20_link" text:visited-style-name="Visited_20_Internet_20_Link">https://www.tutorialspoint.com/javascript/javascript_interview_questions.htm</text:a></text:p>
      <text:p text:style-name="P22">https://medium.com/dev-bits/a-perfect-guide-for-cracking-a-javascript-interview-a-developers-perspective-23a5c0fa4d0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x-locale-body, sans-serif"/>
    <style:font-face style:name="Avenir Next" svg:font-family="'Avenir Next'"/>
    <style:font-face style:name="Consolas" svg:font-family="Consolas, Monaco, 'Andale Mono', 'Ubuntu Mono', monospace"/>
    <style:font-face style:name="Courier New" svg:font-family="'Courier New'"/>
    <style:font-face style:name="Lohit Devanagari1" svg:font-family="'Lohit Devanagari'"/>
    <style:font-face style:name="Monospace" svg:font-family="Monospace"/>
    <style:font-face style:name="consolas" svg:font-family="consolas, monaco, 'Andale Mono', monospace"/>
    <style:font-face style:name="monospace" svg:font-family="monospace"/>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1:43:54.743464115</meta:creation-date>
    <meta:generator>LibreOffice/6.0.3.2$Linux_X86_64 LibreOffice_project/00m0$Build-2</meta:generator>
    <dc:date>2018-11-12T22:50:50.487119910</dc:date>
    <meta:editing-duration>PT1H6M14S</meta:editing-duration>
    <meta:editing-cycles>97</meta:editing-cycles>
    <meta:document-statistic meta:table-count="0" meta:image-count="0" meta:object-count="0" meta:page-count="4" meta:paragraph-count="153" meta:word-count="1315" meta:character-count="8029" meta:non-whitespace-character-count="6816"/>
  </office:meta>
</office:document-meta>
</file>